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00000012309F68666.png" manifest:media-type="image/png"/>
  <manifest:file-entry manifest:full-path="Pictures/1000000000000292000001F9379B2B48.png" manifest:media-type="image/png"/>
  <manifest:file-entry manifest:full-path="Pictures/10000000000002920000012365AA0AD9.png" manifest:media-type="image/png"/>
  <manifest:file-entry manifest:full-path="Pictures/100000000000028F0000020C0A5F31A7.png" manifest:media-type="image/png"/>
  <manifest:file-entry manifest:full-path="Pictures/100000000000029000000146E62E94EB.png" manifest:media-type="image/png"/>
  <manifest:file-entry manifest:full-path="Pictures/100000000000028D000001F0264D636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457in" svg:y="-0.4374in" svg:width="6.8335in" svg:height="3.3957in" draw:z-index="0"><draw:image xlink:href="Pictures/100000000000029000000146E62E94EB.png" xlink:type="simple" xlink:show="embed" xlink:actuate="onLoad"/></draw:frame></text:p>
      <text:p text:style-name="Standard"/>
      <text:p text:style-name="Standard"/>
      <text:p text:style-name="Standard"><draw:frame draw:style-name="fr2" draw:name="graphics2" text:anchor-type="paragraph" svg:width="6.8543in" svg:height="3.0311in" draw:z-index="1"><draw:image xlink:href="Pictures/10000000000002920000012365AA0AD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graphics3" text:anchor-type="paragraph" svg:width="6.802in" svg:height="5.1665in" draw:z-index="2"><draw:image xlink:href="Pictures/100000000000028D000001F0264D636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graphics4" text:anchor-type="paragraph" svg:width="6.8543in" svg:height="5.2602in" draw:z-index="3"><draw:image xlink:href="Pictures/1000000000000292000001F9379B2B4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graphics5" text:anchor-type="paragraph" svg:width="6.8228in" svg:height="5.4583in" draw:z-index="4"><draw:image xlink:href="Pictures/100000000000028F0000020C0A5F31A7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graphics6" text:anchor-type="paragraph" svg:width="6.8335in" svg:height="3.0311in" draw:z-index="5"><draw:image xlink:href="Pictures/10000000000002900000012309F686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@m@z@n </meta:initial-creator>
    <meta:creation-date>2013-12-20T22:33:09</meta:creation-date>
    <dc:date>2013-12-20T22:36:02</dc:date>
    <dc:creator>R@m@z@n </dc:creator>
    <meta:editing-duration>P0D</meta:editing-duration>
    <meta:editing-cycles>1</meta:editing-cycles>
    <meta:document-statistic meta:table-count="0" meta:image-count="6" meta:object-count="0" meta:page-count="4" meta:paragraph-count="0" meta:word-count="0" meta:character-count="0" meta:non-whitespace-character-count="0"/>
    <meta:generator>LibreOffice/3.5$Linux_x86 LibreOffice_project/350m1$Build-2</meta:generator>
  </office:meta>
</office:document-meta>
</file>